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由於網路的盛行及資料處理的日益龐大，高容量儲存設備也就成為各家廠商兵家</text:p>
      <text:p text:style-name="Preformatted_20_Text">必爭之地。目前無論是磁帶機、硬碟，或光碟機，無不朝向體積縮小、容量加大</text:p>
      <text:p text:style-name="Preformatted_20_Text">，而價格卻降低的方向發展。對使用者而言，這不啻為一大福音。</text:p>
      <text:p text:style-name="Preformatted_20_Text"/>
      <text:p text:style-name="Preformatted_20_Text">硬碟除容量成長外，最大的優點是它的速度及適</text:p>
      <text:p text:style-name="Preformatted_20_Text">用環境，速度快是使用者津津樂道的；一提到儲存設備的速度，一般大眾均會和硬碟</text:p>
      <text:p text:style-name="Preformatted_20_Text">比較一下，往往是硬碟勝於一切儲存體。但每一種儲存設備均有它存在的</text:p>
      <text:p text:style-name="Preformatted_20_Text">市場因素，而在適用環境上，硬碟是現今應用環境最廣的電腦設備，幾乎是缺它</text:p>
      <text:p text:style-name="Preformatted_20_Text">不可。電腦系統的啟動，大部分需要硬碟的支援，而且各種作業系統均能和</text:p>
      <text:p text:style-name="Preformatted_20_Text">其搭配。所以在網路系統中，硬碟更是不可缺的設備；而在網路伺服器中，硬碟的</text:p>
      <text:p text:style-name="Preformatted_20_Text">搭配及選擇，就需要考量到資料的安全性及擴充性。在網路技術裡，對儲存媒體</text:p>
      <text:p text:style-name="Preformatted_20_Text">有鏡射功能（Mirror），對資料有保護的功能，一份資料可存放兩個位置，</text:p>
      <text:p text:style-name="Preformatted_20_Text">以防資料損壞時可即時補救，而不影響系統的運作。</text:p>
      <text:p text:style-name="Preformatted_20_Text"/>
      <text:p text:style-name="Preformatted_20_Text">可讀寫光碟機的主要優點在於它可以抽換，容量可利用抽換特性不</text:p>
      <text:p text:style-name="Preformatted_20_Text">斷地更換，達到資料無限存放；其缺點是成本稍高，速度不如硬碟快，所以應用</text:p>
      <text:p text:style-name="Preformatted_20_Text">市場普及性並不算高。同樣地也可將可讀寫光讀機連接成一個陣列，應用在網路</text:p>
      <text:p text:style-name="Preformatted_20_Text">上，但是其成本可能高於利用硬碟為主的陣列式儲存體。存取速度是目前的瓶頸，</text:p>
      <text:p text:style-name="Preformatted_20_Text">不過其抽換式的高容量儲存媒體成本若低的話，仍可成為另一種應用選擇。而且可</text:p>
      <text:p text:style-name="Preformatted_20_Text">讀寫光碟機的容量，在近年中可能會突破 1.2GB 的瓶頸，達到 4GB 或更高的</text:p>
      <text:p text:style-name="Preformatted_20_Text">容量，如此更可以擴大其應用市場。</text:p>
      <text:p text:style-name="Preformatted_20_Text"/>
      <text:p text:style-name="Preformatted_20_Text">以上幾種儲存體是當前應用的主流，若在網路系統的選擇上，應考慮以下</text:p>
      <text:p text:style-name="Preformatted_20_Text">幾點：資料的成長預估、資料安全性、擴充性和成本預算。選擇儲</text:p>
      <text:p text:style-name="Preformatted_20_Text">存體時不是只考量現在的資料量，而更需要預估未來兩、三年的資料成長率，方</text:p>
      <text:p text:style-name="Preformatted_20_Text">不致於買完設備後，不久就發現資料儲存空間不足，得再浪費時間重新更</text:p>
      <text:p text:style-name="Preformatted_20_Text">新。在資料安全性的考慮下，應建立資料定時備份的觀念，保持資料隨時可儲存回</text:p>
      <text:p text:style-name="Preformatted_20_Text">系統中；另外選擇穩定性高的儲存技術，來幫助系統建立一個資料安全體系。同時須</text:p>
      <text:p text:style-name="Preformatted_20_Text">考慮硬體設備的擴充性，以滿足資料未來成長的儲存空間，或許可考慮抽換式或</text:p>
      <text:p text:style-name="Preformatted_20_Text">硬體串接式的設備，最後再考慮成本及效益。以階段性的成本考</text:p>
      <text:p text:style-name="Preformatted_20_Text">量，來選擇或擴充您的系統容量，以合乎資料成長的需求。</text:p>
      <text:p text:style-name="Preformatted_20_Text"/>
      <text:p text:style-name="Preformatted_20_Text">高容量儲存媒體一直是儲存媒體廠商發展的重點，加上其體積小、成本低等因</text:p>
      <text:p text:style-name="Preformatted_20_Text">素，所以非常普及，也使得目前使用者能感受到它的價值存在。但由於新的作業</text:p>
      <text:p text:style-name="Preformatted_20_Text">系統發展快速，對於儲存容量的需求會愈來愈大，因此高容量的儲存設備發展更</text:p>
      <text:p text:style-name="Preformatted_20_Text">是目前許多家廠商全力投入的重點，未來的市場競爭是可預見的。儲存設備</text:p>
      <text:p text:style-name="Preformatted_20_Text">多樣化的發展更能符合網路使用者應用的需求，因此抽換式的儲存設備的發展</text:p>
      <text:p text:style-name="Preformatted_20_Text">空間會愈來愈大，對於使用者成本、效益的投資也愈來愈契合；而硬碟容量除再</text:p>
      <text:p text:style-name="Preformatted_20_Text">往上增加外，其大的陣列磁碟系統發展，應是明日應用的</text:p>
      <text:p text:style-name="Preformatted_20_Text">主流。將所有的儲存媒體彈性地結合成陣列式或分開獨立自成一系統，如此更</text:p>
      <text:p text:style-name="Preformatted_20_Text">符合彈性化，多元化的功能應用。（作者任職富驊企業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37" meta:word-count="1179" meta:character-count="1194"/>
    <meta:generator>OpenOffice/4.1.1$Win32 OpenOffice.org_project/411m6$Build-9775</meta:generator>
  </office:meta>
</office:document-meta>
</file>